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200%" style:writing-mode="lr-tb"/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200%" style:writing-mode="lr-tb"/>
      <style:text-properties fo:font-weight="normal"/>
    </style:style>
    <style:style style:name="P5" style:family="paragraph" style:parent-style-name="Text_20_body">
      <style:paragraph-properties fo:margin-top="0in" fo:margin-bottom="0in" loext:contextual-spacing="false" fo:line-height="200%" style:writing-mode="lr-tb"/>
    </style:style>
    <style:style style:name="P6" style:family="paragraph" style:parent-style-name="Text_20_body">
      <style:paragraph-properties fo:line-height="138%" style:writing-mode="lr-tb"/>
    </style:style>
    <style:style style:name="T1" style:family="text">
      <style:text-properties style:font-name="Times New Roman" fo:font-size="12pt" fo:font-style="normal" fo:font-weight="normal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41b7f2d7-5f19-93ef-6fc7-c6cb2d41055e"/>Market analysis:</text:p>
      <text:p text:style-name="P2">●  <text:span text:style-name="T1">Characteristics</text:span></text:p>
      <text:p text:style-name="P2">●  <text:span text:style-name="T1">Potential barriers </text:span></text:p>
      <text:p text:style-name="P2">●  <text:span text:style-name="T1">How you will attract, hold, and increase your market share.</text:span></text:p>
      <text:p text:style-name="P6"/>
      <text:p text:style-name="P5"><text:span text:style-name="T3"/></text:p>
      <text:p text:style-name="P4"><text:span text:style-name="T3">2.</text:span><text:span text:style-name="T4"> </text:span><text:span text:style-name="T3">How high is demand for your product or service?</text:span></text:p>
      <text:p text:style-name="P4"><text:span text:style-name="T3">3.</text:span><text:span text:style-name="T4"> </text:span><text:span text:style-name="T3">What changes (if any) do you face in your industry? (This includes things like the cost of materials, what customers are willing to pay, government regulation, and technology.)</text:span></text:p>
      <text:p text:style-name="P4"><text:span text:style-name="T3">4.</text:span><text:span text:style-name="T4"> </text:span><text:span text:style-name="T3">What are the typical profit margins?</text:span></text:p>
      <text:p text:style-name="P4"><text:span text:style-name="T3">5.</text:span><text:span text:style-name="T4"> </text:span><text:span text:style-name="T3">Will you have reliable suppliers? </text:span></text:p>
      <text:p text:style-name="P3"><text:span text:style-name="T3"/></text:p>
      <text:p text:style-name="P2">●  <text:span text:style-name="T1">Trends</text:span></text:p>
      <text:p text:style-name="P2">●  <text:span text:style-name="T1">Growth potential</text:span></text:p>
      <text:p text:style-name="P2">●  <text:span text:style-name="T1">Customer behavior</text:span></text:p>
      <text:p text:style-name="P4"><text:span text:style-name="T3">●  </text:span><text:span text:style-name="T2">Complementary products/services</text:span><text:span text:style-name="T3">6.</text:span><text:span text:style-name="T4"> </text:span><text:span text:style-name="T3">Will costs of materials, equipment, etc. be reasonable?</text:span></text:p>
      <text:p text:style-name="P4"><text:span text:style-name="T3">7.</text:span><text:span text:style-name="T4"> </text:span><text:span text:style-name="T3">How much bargaining power do your customers have?</text:span></text:p>
      <text:p text:style-name="P4"><text:span text:style-name="T3">8.</text:span><text:span text:style-name="T4"> </text:span><text:span text:style-name="T3">How hard is it to enter this industry?</text:span></text:p>
      <text:p text:style-name="P4"><text:span text:style-name="T3">9. </text:span><text:span text:style-name="T4"> </text:span><text:span text:style-name="T3">How many competitors do you have? </text:span></text:p>
      <text:p text:style-name="P4"><text:span text:style-name="T3">10.</text:span><text:span text:style-name="T4"> </text:span><text:span text:style-name="T3">How are your competitors doing?</text:span></text:p>
      <text:p text:style-name="P4"><text:span text:style-name="T3">11.</text:span><text:span text:style-name="T4"> </text:span><text:span text:style-name="T3">What are the potential barriers to your organization’s success?</text:span></text:p>
      <text:p text:style-name="P4"><text:span text:style-name="T3">a.</text:span><text:span text:style-name="T4"> </text:span><text:span text:style-name="T3">Competitors?</text:span></text:p>
      <text:p text:style-name="P4"><text:span text:style-name="T3">b.</text:span><text:span text:style-name="T4"> </text:span><text:span text:style-name="T3">Economic climate?</text:span></text:p>
      <text:p text:style-name="P4"><text:span text:style-name="T3">c.</text:span><text:span text:style-name="T4"> </text:span><text:span text:style-name="T3">Costs?</text:span></text:p>
      <text:p text:style-name="P4"><text:span text:style-name="T3">d.</text:span><text:span text:style-name="T4"> </text:span><text:span text:style-name="T3">Distribution?</text:span></text:p>
      <text:p text:style-name="P4"><text:span text:style-name="T3">e.</text:span><text:span text:style-name="T4"> </text:span><text:span text:style-name="T3">Complexity and/or scale of the organization?</text:span></text:p>
      <text:p text:style-name="P4"><text:span text:style-name="T3">f.</text:span><text:span text:style-name="T4">   </text:span><text:span text:style-name="T3">Materials, technology, or equipment needs?</text:span></text:p>
      <text:p text:style-name="P4"><text:soft-page-break/><text:span text:style-name="T3">g.</text:span><text:span text:style-name="T4"> </text:span><text:span text:style-name="T3">Government regulation?</text:span></text:p>
      <text:p text:style-name="P4"><text:span text:style-name="T3">h.</text:span><text:span text:style-name="T4"> </text:span><text:span text:style-name="T3">Customers’ loyalty to other businesses/products/services?</text:span></text:p>
      <text:p text:style-name="P4"><text:span text:style-name="T3">i.</text:span><text:span text:style-name="T4">   </text:span><text:span text:style-name="T3">Others?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3:08:38.927629629</meta:creation-date>
    <dc:date>2016-11-13T19:48:49.773438111</dc:date>
    <meta:editing-duration>PT5H1M18S</meta:editing-duration>
    <meta:editing-cycles>1</meta:editing-cycles>
    <meta:document-statistic meta:table-count="0" meta:image-count="0" meta:object-count="0" meta:page-count="2" meta:paragraph-count="27" meta:word-count="163" meta:character-count="1048" meta:non-whitespace-character-count="895"/>
    <meta:generator>LibreOffice/5.1.4.2$Linux_X86_64 LibreOffice_project/10m0$Build-2</meta:generator>
  </office:meta>
</office:document-meta>
</file>